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fill="none" fo:min-height="2.13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7.12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61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16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56cm" fo:min-width="3.3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02cm" fo:min-width="6.4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29cm" fo:min-width="3.31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svg:stroke-color="#000000" draw:marker-start="Arrow" draw:marker-start-width="0.3cm" draw:textarea-vertical-align="middle"/>
    </style:style>
    <style:style style:name="gr14" style:family="graphic" style:parent-style-name="standard">
      <style:graphic-properties svg:stroke-color="#808080" draw:fill-color="#ffffff" draw:textarea-horizontal-align="justify" draw:textarea-vertical-align="middle" draw:auto-grow-height="false" fo:min-height="4.83cm" fo:min-width="2.0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02cm" fo:min-width="2.04cm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svg:stroke-color="#808080" draw:fill-color="#ffffff" draw:textarea-horizontal-align="justify" draw:textarea-vertical-align="middle" draw:auto-grow-height="false" fo:min-height="1.02cm" fo:min-width="2.04cm"/>
    </style:style>
    <style:style style:name="gr18" style:family="graphic" style:parent-style-name="standard">
      <style:graphic-properties svg:stroke-color="#808080"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color="#808080" fo:font-size="18pt" style:font-size-asian="18pt" style:font-size-complex="18pt"/>
    </style:style>
    <style:style style:name="P8" style:family="paragraph">
      <loext:graphic-properties draw:fill-color="#ffffff"/>
      <style:paragraph-properties fo:text-align="center"/>
      <style:text-properties fo:color="#808080" fo:font-size="18pt" style:font-size-asian="18pt" style:font-size-complex="18pt"/>
    </style:style>
    <style:style style:name="P9" style:family="paragraph">
      <style:paragraph-properties fo:text-align="center"/>
      <style:text-properties fo:color="#808080"/>
    </style:style>
    <style:style style:name="P10" style:family="paragraph">
      <loext:graphic-properties draw:fill-color="#ffffff"/>
      <style:paragraph-properties fo:text-align="center"/>
      <style:text-properties fo:color="#808080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2.27cm" svg:x2="6.08cm" svg:y2="4.81cm">
          <text:p text:style-name="P3"><text:span text:style-name="T2"/></text:p>
        </draw:line>
        <draw:frame draw:style-name="gr2" draw:text-style-name="P2" draw:layer="controls" svg:width="9.198cm" svg:height="2.385cm" svg:x="6.28cm" svg:y="2.397cm">
          <draw:text-box>
            <text:p>Particle beam (<text:span text:style-name="T1">μ+,μ-,π+, or π-</text:span><text:span text:style-name="T2">)</text:span></text:p>
            <text:p><text:span text:style-name="T2">~40 MeV kinetic energy</text:span></text:p>
            <text:p><text:span text:style-name="T2">~25-50k muons/S</text:span></text:p>
          </draw:text-box>
        </draw:frame>
        <draw:custom-shape draw:style-name="gr3" draw:text-style-name="P4" draw:layer="controls" svg:width="7.62cm" svg:height="1.27cm" svg:x="2.27cm" svg:y="4.81cm">
          <text:p text:style-name="P3">Scintillato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controls" svg:width="7.62cm" svg:height="1.27cm" svg:x="2.27cm" svg:y="6.08cm">
          <text:p text:style-name="P3">PM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controls" svg:width="7.62cm" svg:height="1.27cm" svg:x="2.27cm" svg:y="7.35cm">
          <text:p text:style-name="P3">Pre-am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controls" svg:width="1.27cm" svg:height="0.001cm" svg:x="9.89cm" svg:y="6.7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controls" svg:width="7.62cm" svg:height="1.27cm" svg:x="2.27cm" svg:y="8.62cm">
          <text:p text:style-name="P3">Pulse shaping</text:p>
          <draw:enhanced-geometry svg:viewBox="0 0 21600 21600" draw:type="rectangle" draw:enhanced-path="M 0 0 L 21600 0 21600 21600 0 21600 0 0 Z N"/>
        </draw:custom-shape>
        <draw:custom-shape draw:style-name="gr5" draw:text-style-name="P4" draw:layer="controls" svg:width="2.54cm" svg:height="1.27cm" svg:x="11.16cm" svg:y="6.08cm">
          <text:p text:style-name="P3">HV</text:p>
          <draw:enhanced-geometry svg:viewBox="0 0 21600 21600" draw:type="rectangle" draw:enhanced-path="M 0 0 L 21600 0 21600 21600 0 21600 0 0 Z N"/>
        </draw:custom-shape>
        <draw:custom-shape draw:style-name="gr4" draw:text-style-name="P5" draw:layer="controls" svg:width="1.27cm" svg:height="0.001cm" svg:x="13.7cm" svg:y="6.7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controls" svg:width="2.667cm" svg:height="2.54cm" svg:x="14.843cm" svg:y="5.445cm">
          <text:p text:style-name="P3">12 V</text:p>
          <text:p text:style-name="P3">5 Ah</text:p>
          <text:p text:style-name="P3">battery</text:p>
          <draw:enhanced-geometry svg:viewBox="0 0 21600 21600" draw:type="rectangle" draw:enhanced-path="M 0 0 L 21600 0 21600 21600 0 21600 0 0 Z N"/>
        </draw:custom-shape>
        <draw:line draw:style-name="gr1" draw:text-style-name="P1" draw:layer="controls" svg:x1="4.175cm" svg:y1="9.89cm" svg:x2="4.175cm" svg:y2="12.43cm">
          <text:p/>
        </draw:line>
        <draw:custom-shape draw:style-name="gr7" draw:text-style-name="P4" draw:layer="controls" svg:width="3.81cm" svg:height="3.81cm" svg:x="2.27cm" svg:y="12.43cm">
          <text:p text:style-name="P3">TDC7201</text:p>
          <text:p text:style-name="P3">ZAX EVM</text:p>
          <draw:enhanced-geometry svg:viewBox="0 0 21600 21600" draw:type="rectangle" draw:enhanced-path="M 0 0 L 21600 0 21600 21600 0 21600 0 0 Z N"/>
        </draw:custom-shape>
        <draw:custom-shape draw:style-name="gr8" draw:text-style-name="P4" draw:layer="controls" svg:width="6.985cm" svg:height="1.27cm" svg:x="8.62cm" svg:y="12.43cm">
          <text:p text:style-name="P3">Raspberry Pi 3B+</text:p>
          <draw:enhanced-geometry svg:viewBox="0 0 21600 21600" draw:type="rectangle" draw:enhanced-path="M 0 0 L 21600 0 21600 21600 0 21600 0 0 Z N"/>
        </draw:custom-shape>
        <draw:frame draw:style-name="gr9" draw:text-style-name="P6" draw:layer="controls" svg:width="1.526cm" svg:height="0.962cm" svg:x="6.588cm" svg:y="13.192cm">
          <draw:text-box>
            <text:p>SPI</text:p>
          </draw:text-box>
        </draw:frame>
        <draw:custom-shape draw:style-name="gr6" draw:text-style-name="P4" draw:layer="controls" svg:width="2.667cm" svg:height="2.54cm" svg:x="12.43cm" svg:y="8.62cm">
          <text:p text:style-name="P3">5 V</text:p>
          <text:p text:style-name="P3">20 Ah</text:p>
          <text:p text:style-name="P3">battery</text:p>
          <draw:enhanced-geometry svg:viewBox="0 0 21600 21600" draw:type="rectangle" draw:enhanced-path="M 0 0 L 21600 0 21600 21600 0 21600 0 0 Z N"/>
        </draw:custom-shape>
        <draw:line draw:style-name="gr10" draw:text-style-name="P1" draw:layer="controls" svg:x1="13.7cm" svg:y1="11.16cm" svg:x2="13.7cm" svg:y2="12.43cm">
          <text:p/>
        </draw:line>
        <draw:custom-shape draw:style-name="gr11" draw:text-style-name="P4" draw:layer="controls" svg:width="3.81cm" svg:height="2.54cm" svg:x="8.62cm" svg:y="14.97cm">
          <text:p text:style-name="P3">Si5351A</text:p>
          <text:p text:style-name="P3">clock gen</text:p>
          <draw:enhanced-geometry svg:viewBox="0 0 21600 21600" draw:type="rectangle" draw:enhanced-path="M 0 0 L 21600 0 21600 21600 0 21600 0 0 Z N"/>
        </draw:custom-shape>
        <draw:frame draw:style-name="gr12" draw:text-style-name="P6" draw:layer="controls" svg:width="1.524cm" svg:height="1.016cm" svg:x="10.652cm" svg:y="13.827cm">
          <draw:text-box>
            <text:p>I2C</text:p>
          </draw:text-box>
        </draw:frame>
        <draw:line draw:style-name="gr13" draw:text-style-name="P3" draw:layer="controls" svg:x1="6.08cm" svg:y1="15.605cm" svg:x2="8.62cm" svg:y2="15.605cm">
          <text:p/>
        </draw:line>
        <draw:frame draw:style-name="gr9" draw:text-style-name="P6" draw:layer="controls" svg:width="2.686cm" svg:height="0.962cm" svg:x="6.061cm" svg:y="15.605cm">
          <draw:text-box>
            <text:p>16 MHz</text:p>
          </draw:text-box>
        </draw:frame>
        <draw:custom-shape draw:style-name="gr14" draw:text-style-name="P8" draw:layer="controls" svg:width="2.54cm" svg:height="5.08cm" svg:x="16.875cm" svg:y="14.97cm">
          <text:p text:style-name="P7">MQTT</text:p>
          <text:p text:style-name="P7"/>
          <text:p text:style-name="P7">Ssh</text:p>
          <text:p text:style-name="P7"/>
          <text:p text:style-name="P7">FTP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controls" svg:width="2.54cm" svg:height="1.27cm" svg:x="16.875cm" svg:y="12.43cm">
          <text:p text:style-name="P3">Wifi</text:p>
          <draw:enhanced-geometry svg:viewBox="0 0 21600 21600" draw:type="rectangle" draw:enhanced-path="M 0 0 L 21600 0 21600 21600 0 21600 0 0 Z N"/>
        </draw:custom-shape>
        <draw:line draw:style-name="gr16" draw:text-style-name="P3" draw:layer="controls" svg:x1="15.605cm" svg:y1="13.065cm" svg:x2="16.875cm" svg:y2="13.065cm">
          <text:p/>
        </draw:line>
        <draw:line draw:style-name="gr16" draw:text-style-name="P3" draw:layer="controls" svg:x1="6.08cm" svg:y1="13.065cm" svg:x2="8.62cm" svg:y2="13.065cm">
          <text:p/>
        </draw:line>
        <draw:custom-shape draw:style-name="gr15" draw:text-style-name="P4" draw:layer="controls" svg:width="2.54cm" svg:height="1.27cm" svg:x="13.065cm" svg:y="14.97cm">
          <text:p text:style-name="P3">256 GB</text:p>
          <draw:enhanced-geometry svg:viewBox="0 0 21600 21600" draw:type="rectangle" draw:enhanced-path="M 0 0 L 21600 0 21600 21600 0 21600 0 0 Z N"/>
        </draw:custom-shape>
        <draw:line draw:style-name="gr16" draw:text-style-name="P3" draw:layer="controls" svg:x1="14.335cm" svg:y1="13.7cm" svg:x2="14.335cm" svg:y2="14.97cm">
          <text:p/>
        </draw:line>
        <draw:custom-shape draw:style-name="gr17" draw:text-style-name="P10" draw:layer="controls" svg:width="2.54cm" svg:height="1.27cm" svg:x="16.875cm" svg:y="12.43cm">
          <text:p text:style-name="P9">Wifi</text:p>
          <draw:enhanced-geometry svg:viewBox="0 0 21600 21600" draw:type="rectangle" draw:enhanced-path="M 0 0 L 21600 0 21600 21600 0 21600 0 0 Z N"/>
        </draw:custom-shape>
        <draw:frame draw:style-name="gr12" draw:text-style-name="P6" draw:layer="controls" svg:width="2.032cm" svg:height="1.016cm" svg:x="14.462cm" svg:y="13.827cm">
          <draw:text-box>
            <text:p>USB</text:p>
          </draw:text-box>
        </draw:frame>
        <draw:line draw:style-name="gr18" draw:text-style-name="P3" draw:layer="controls" svg:x1="18.145cm" svg:y1="13.7cm" svg:x2="18.145cm" svg:y2="14.97cm">
          <text:p/>
        </draw:line>
        <draw:line draw:style-name="gr16" draw:text-style-name="P3" draw:layer="controls" svg:x1="10.542cm" svg:y1="13.7cm" svg:x2="10.542cm" svg:y2="14.97cm">
          <text:p/>
        </draw:line>
        <draw:frame draw:style-name="gr9" draw:text-style-name="P6" draw:layer="controls" svg:width="11.919cm" svg:height="3.095cm" svg:x="3.032cm" svg:y="19.415cm">
          <draw:text-box>
            <text:p>All of the above sit inside the sphere of a</text:p>
            <text:p>Van De Graaff generator, except for the</text:p>
            <text:p>external wifi router and things connected</text:p>
            <text:p>through i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3T14:46:00.398698332</meta:creation-date>
    <dc:date>2020-12-03T15:54:42.362038957</dc:date>
    <meta:editing-duration>PT21M41S</meta:editing-duration>
    <meta:editing-cycles>1</meta:editing-cycles>
    <meta:document-statistic meta:object-count="31"/>
    <meta:generator>LibreOffice/6.1.5.2$Linux_ARM_EABI LibreOffice_project/10$Build-2</meta:generator>
  </office:meta>
</office:document-meta>
</file>